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Light" svg:font-family="'Bahnschrift Light'" style:font-family-generic="swiss" style:font-pitch="variable"/>
    <style:font-face style:name="Bahnschrift Light Condensed" svg:font-family="'Bahnschrift Light Condensed'" style:font-adornments="Bold" style:font-family-generic="swiss" style:font-pitch="variable"/>
    <style:font-face style:name="Bahnschrift Light Condensed1" svg:font-family="'Bahnschrift Light Condensed'" style:font-adornments="Light Condensed" style:font-family-generic="swiss" style:font-pitch="variable"/>
    <style:font-face style:name="Bahnschrift Light1" svg:font-family="'Bahnschrift Light'" style:font-adornments="Regular" style:font-family-generic="swiss" style:font-pitch="variable"/>
    <style:font-face style:name="Bahnschrift SemiBold" svg:font-family="'Bahnschrift SemiBold'" style:font-family-generic="swiss" style:font-pitch="variable"/>
    <style:font-face style:name="Bahnschrift SemiCondensed" svg:font-family="'Bahnschrift SemiCondensed'" style:font-adornments="SemiCondensed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Verdana" svg:font-family="Verdana" style:font-family-generic="swiss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5132in" style:rel-column-width="2179*"/>
    </style:style>
    <style:style style:name="Table1.B" style:family="table-column">
      <style:table-column-properties style:column-width="5.1799in" style:rel-column-width="7459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P1" style:family="paragraph" style:parent-style-name="Footer">
      <style:paragraph-properties fo:text-align="center" style:justify-single-word="false"/>
      <style:text-properties style:font-name="Bahnschrift Light" fo:language="zxx" fo:country="none" fo:font-style="italic" fo:font-weight="normal" officeooo:rsid="0002823b" officeooo:paragraph-rsid="0005bb9f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" style:family="paragraph" style:parent-style-name="Footer">
      <style:paragraph-properties fo:text-align="center" style:justify-single-word="false"/>
      <style:text-properties style:font-name="Bahnschrift Light" fo:font-size="12pt" fo:language="zxx" fo:country="none" fo:font-style="italic" fo:font-weight="normal" officeooo:rsid="0002823b" officeooo:paragraph-rsid="0005bb9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3" style:family="paragraph" style:parent-style-name="Heading_20_2">
      <style:paragraph-properties fo:break-before="page"/>
      <style:text-properties officeooo:rsid="0005bb9f" officeooo:paragraph-rsid="0005bb9f"/>
    </style:style>
    <style:style style:name="P4" style:family="paragraph" style:parent-style-name="Heading_20_3" style:list-style-name="">
      <style:paragraph-properties fo:break-before="page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Liberation Sans" fo:font-size="12pt" officeooo:rsid="0002823b" officeooo:paragraph-rsid="0005bb9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Bahnschrift Light" fo:font-size="12pt" fo:language="zxx" fo:country="none" officeooo:rsid="0002823b" officeooo:paragraph-rsid="0005bb9f" style:font-size-asian="12pt" style:language-asian="zxx" style:country-asian="none" style:font-size-complex="12pt" style:language-complex="zxx" style:country-complex="none"/>
    </style:style>
    <style:style style:name="P7" style:family="paragraph" style:parent-style-name="Standard">
      <style:paragraph-properties fo:text-align="start" style:justify-single-word="false"/>
      <style:text-properties style:text-position="0% 100%" style:font-name="Bahnschrift Light" fo:font-size="12pt" fo:language="zxx" fo:country="none" fo:font-style="italic" officeooo:rsid="0002823b" officeooo:paragraph-rsid="0005bb9f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8" style:family="paragraph" style:parent-style-name="Standard">
      <style:paragraph-properties fo:text-align="center" style:justify-single-word="false"/>
      <style:text-properties style:text-position="0% 100%" style:font-name="Bahnschrift Light" fo:font-size="12pt" fo:language="zxx" fo:country="none" fo:font-style="italic" officeooo:rsid="0002823b" officeooo:paragraph-rsid="0005bb9f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9" style:family="paragraph" style:parent-style-name="Standard">
      <style:paragraph-properties fo:text-align="end" style:justify-single-word="false"/>
      <style:text-properties style:text-position="0% 100%" style:font-name="Bahnschrift Light" fo:font-size="9pt" fo:language="zxx" fo:country="none" fo:font-style="italic" officeooo:rsid="0002823b" officeooo:paragraph-rsid="0005bb9f" style:font-size-asian="9pt" style:language-asian="zxx" style:country-asian="none" style:font-style-asian="italic" style:font-size-complex="9pt" style:language-complex="zxx" style:country-complex="none" style:font-style-complex="italic"/>
    </style:style>
    <style:style style:name="P10" style:family="paragraph" style:parent-style-name="Standard">
      <style:text-properties fo:language="zxx" fo:country="none" officeooo:paragraph-rsid="0005bb9f" style:language-asian="zxx" style:country-asian="none" style:language-complex="zxx" style:country-complex="none"/>
    </style:style>
    <style:style style:name="P11" style:family="paragraph" style:parent-style-name="Standard">
      <style:paragraph-properties fo:text-align="center" style:justify-single-word="false"/>
      <style:text-properties style:font-name="Bahnschrift SemiBold" fo:font-size="28pt" fo:language="zxx" fo:country="none" officeooo:rsid="0002823b" officeooo:paragraph-rsid="0005bb9f" style:font-size-asian="28pt" style:language-asian="zxx" style:country-asian="none" style:font-size-complex="28pt" style:language-complex="zxx" style:country-complex="none"/>
    </style:style>
    <style:style style:name="P12" style:family="paragraph" style:parent-style-name="Standard">
      <style:paragraph-properties fo:text-align="center" style:justify-single-word="false"/>
      <style:text-properties style:text-position="super 58%" style:font-name="Liberation Sans" fo:font-size="12pt" fo:language="zxx" fo:country="none" officeooo:rsid="0002823b" officeooo:paragraph-rsid="0005bb9f" style:font-size-asian="12pt" style:language-asian="zxx" style:country-asian="none" style:font-size-complex="12pt" style:language-complex="zxx" style:country-complex="none"/>
    </style:style>
    <style:style style:name="P13" style:family="paragraph" style:parent-style-name="Table_20_Contents">
      <style:text-properties fo:font-weight="bold" officeooo:rsid="0007a2b3" officeooo:paragraph-rsid="0007a2b3" style:font-weight-asian="bold" style:font-weight-complex="bold"/>
    </style:style>
    <style:style style:name="P14" style:family="paragraph">
      <loext:graphic-properties draw:fill-color="#000000"/>
      <style:paragraph-properties fo:text-align="center"/>
    </style:style>
    <style:style style:name="T1" style:family="text">
      <style:text-properties style:font-name="Tahoma"/>
    </style:style>
    <style:style style:name="T2" style:family="text">
      <style:text-properties officeooo:rsid="00585b1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5bb9f"/>
    </style:style>
    <style:style style:name="T5" style:family="text">
      <style:text-properties officeooo:rsid="005a411c"/>
    </style:style>
    <style:style style:name="T6" style:family="text">
      <style:text-properties officeooo:rsid="007974a0"/>
    </style:style>
    <style:style style:name="T7" style:family="text">
      <style:text-properties officeooo:rsid="0007a2b3"/>
    </style:style>
    <style:style style:name="gr1" style:family="graphic">
      <style:graphic-properties svg:stroke-width="0.0201in" svg:stroke-color="#000000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1">GÉNESIS – <text:span text:style-name="T4">Compañero de Partida</text:span></text:p>
      <text:p text:style-name="P12">Sistema de rol basado en d6</text:p>
      <text:p text:style-name="P12"><draw:line text:anchor-type="paragraph" draw:z-index="0" draw:name="Horizontal line 1" draw:style-name="gr1" draw:text-style-name="P14" svg:x1="-0.1661in" svg:y1="0.0634in" svg:x2="7.0248in" svg:y2="0.0744in"><text:p/></draw:line></text:p>
      <text:p text:style-name="P6"/>
      <text:p text:style-name="P6"><text:tab/><text:span text:style-name="T3">Y el mundo nació de nuevo. </text:span></text:p>
      <text:p text:style-name="P7">Ante mis ojos y bajo mis pies vi como la voluntad del hombre se hacía de nuevo realidad, y tomaba control de su destino por primera vez en mil años… no, por primera vez desde su creación. </text:p>
      <text:p text:style-name="P7"/>
      <text:p text:style-name="P8">Me pregunto cual será su futuro.</text:p>
      <text:p text:style-name="P8">No estaré aquí para verlo.</text:p>
      <text:p text:style-name="P8"/>
      <text:p text:style-name="P9">- El hombre al que el mundo conocía como Dios.</text:p>
      <text:p text:style-name="P5"><text:span text:style-name="T1"/></text:p>
      <text:p text:style-name="P5"><text:span text:style-name="T1"/></text:p>
      <text:h text:style-name="P4" text:outline-level="3"/>
      <text:h text:style-name="P3" text:outline-level="2">Condiciones alteradas</text:h>
      <text:h text:style-name="Heading_20_4" text:outline-level="4"><text:tab/><text:span text:style-name="T7">Tabla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CONDICIÓN</text:p>
          </table:table-cell>
          <table:table-cell table:style-name="Table1.B1" office:value-type="string">
            <text:p text:style-name="P13">EFECTO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tab/><text:span text:style-name="T7">Detalles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Light" svg:font-family="'Bahnschrift Light'" style:font-family-generic="swiss" style:font-pitch="variable"/>
    <style:font-face style:name="Bahnschrift Light Condensed" svg:font-family="'Bahnschrift Light Condensed'" style:font-adornments="Bold" style:font-family-generic="swiss" style:font-pitch="variable"/>
    <style:font-face style:name="Bahnschrift Light Condensed1" svg:font-family="'Bahnschrift Light Condensed'" style:font-adornments="Light Condensed" style:font-family-generic="swiss" style:font-pitch="variable"/>
    <style:font-face style:name="Bahnschrift Light1" svg:font-family="'Bahnschrift Light'" style:font-adornments="Regular" style:font-family-generic="swiss" style:font-pitch="variable"/>
    <style:font-face style:name="Bahnschrift SemiBold" svg:font-family="'Bahnschrift SemiBold'" style:font-family-generic="swiss" style:font-pitch="variable"/>
    <style:font-face style:name="Bahnschrift SemiCondensed" svg:font-family="'Bahnschrift SemiCondensed'" style:font-adornments="SemiCondensed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Verdana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Verdana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ahnschrift Light1" fo:font-family="'Bahnschrift Light'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Verdana" fo:font-family="Verdana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Bahnschrift Light Condensed" fo:font-family="'Bahnschrift Light Condensed'" style:font-style-name="Bold" style:font-family-generic="swiss" style:font-pitch="variable" fo:font-size="14pt" fo:font-weight="250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Bahnschrift Light Condensed1" fo:font-family="'Bahnschrift Light Condensed'" style:font-style-name="Light Condensed" style:font-family-generic="swiss" style:font-pitch="variable" fo:font-size="14pt" fo:font-style="normal" fo:font-weight="250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Bahnschrift SemiCondensed" fo:font-family="'Bahnschrift SemiCondensed'" style:font-style-name="SemiCondensed" style:font-family-generic="swiss" style:font-pitch="variable" fo:font-size="20pt" fo:font-weight="normal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Bahnschrift Light" fo:language="zxx" fo:country="none" fo:font-style="italic" fo:font-weight="normal" officeooo:rsid="0002823b" officeooo:paragraph-rsid="0005bb9f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MP2" style:family="paragraph" style:parent-style-name="Footer">
      <style:paragraph-properties fo:text-align="center" style:justify-single-word="false"/>
      <style:text-properties style:font-name="Bahnschrift Light" fo:font-size="12pt" fo:language="zxx" fo:country="none" fo:font-style="italic" fo:font-weight="normal" officeooo:rsid="0002823b" officeooo:paragraph-rsid="0005bb9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MT1" style:family="text">
      <style:text-properties officeooo:rsid="0005bb9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Default Page Style4"/><text:page-number text:select-page="current">3</text:page-number><text:bookmark-end text:name="PageNumWizard_FOOTER_Default Page Style4"/></text:p>
        <text:p text:style-name="MP2">Génesis (0.<text:span text:style-name="MT1">5</text:span>) – <text:span text:style-name="MT1">Compañero de Partida (0.2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rk</meta:initial-creator>
    <meta:creation-date>2025-10-29T18:04:41.111000000</meta:creation-date>
    <dc:date>2025-10-29T18:17:13.222000000</dc:date>
    <dc:creator>Mark</dc:creator>
    <meta:editing-duration>PT12M33S</meta:editing-duration>
    <meta:editing-cycles>2</meta:editing-cycles>
    <meta:generator>LibreOffice/7.6.2.1$Windows_X86_64 LibreOffice_project/56f7684011345957bbf33a7ee678afaf4d2ba333</meta:generator>
    <meta:document-statistic meta:table-count="1" meta:image-count="0" meta:object-count="0" meta:page-count="3" meta:paragraph-count="14" meta:word-count="87" meta:character-count="471" meta:non-whitespace-character-count="391"/>
  </office:meta>
</office:document-meta>
</file>